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22241f" officeooo:paragraph-rsid="0122241f"/>
    </style:style>
    <style:style style:name="P3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55f385" officeooo:paragraph-rsid="0155f385"/>
    </style:style>
    <style:style style:name="P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597ed2" officeooo:paragraph-rsid="01597ed2"/>
    </style:style>
    <style:style style:name="P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paragraph-rsid="01629450"/>
    </style:style>
    <style:style style:name="P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5c6f32" officeooo:paragraph-rsid="015c6f32"/>
    </style:style>
    <style:style style:name="P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1fc89" officeooo:paragraph-rsid="0161fc89"/>
    </style:style>
    <style:style style:name="P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3a094" officeooo:paragraph-rsid="0163a094"/>
    </style:style>
    <style:style style:name="P9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033c4" officeooo:paragraph-rsid="0173c5b3"/>
    </style:style>
    <style:style style:name="P10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df2eb" officeooo:paragraph-rsid="0173c5b3"/>
    </style:style>
    <style:style style:name="P11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3c5b3" officeooo:paragraph-rsid="0173c5b3"/>
    </style:style>
    <style:style style:name="P1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8a017" officeooo:paragraph-rsid="017b85bd"/>
    </style:style>
    <style:style style:name="P13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7b85bd" officeooo:paragraph-rsid="017b85bd"/>
    </style:style>
    <style:style style:name="P14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1629450" officeooo:paragraph-rsid="01629450"/>
    </style:style>
    <style:style style:name="P15" style:family="paragraph" style:parent-style-name="Heading">
      <style:text-properties officeooo:rsid="015b6eab" officeooo:paragraph-rsid="015b6eab"/>
    </style:style>
    <style:style style:name="P16" style:family="paragraph" style:parent-style-name="Heading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6c963b" officeooo:paragraph-rsid="016c963b"/>
    </style:style>
    <style:style style:name="P1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76cfd2" officeooo:paragraph-rsid="0176cfd2"/>
    </style:style>
    <style:style style:name="P1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78a017" officeooo:paragraph-rsid="0178a017"/>
    </style:style>
    <style:style style:name="P19" style:family="paragraph" style:parent-style-name="Subtitle">
      <style:text-properties officeooo:rsid="017f4705" officeooo:paragraph-rsid="017f4705"/>
    </style:style>
    <style:style style:name="P20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526bda" officeooo:paragraph-rsid="015b6eab"/>
    </style:style>
    <style:style style:name="P21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526bda" officeooo:paragraph-rsid="017b85bd"/>
    </style:style>
    <style:style style:name="P22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15c6f32" officeooo:paragraph-rsid="015c6f32"/>
    </style:style>
    <style:style style:name="P23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15c6f32" officeooo:paragraph-rsid="015fba37"/>
    </style:style>
    <style:style style:name="P24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15e653a" officeooo:paragraph-rsid="015e653a"/>
    </style:style>
    <style:style style:name="P25" style:family="paragraph" style:parent-style-name="Standard" style:list-style-name="L1">
      <style:paragraph-properties fo:margin-top="0cm" fo:margin-bottom="0.25cm" loext:contextual-spacing="false" fo:text-align="start" style:justify-single-word="false"/>
      <style:text-properties officeooo:rsid="015e653a" officeooo:paragraph-rsid="015e653a"/>
    </style:style>
    <style:style style:name="P26" style:family="paragraph" style:parent-style-name="Standard" style:list-style-name="L2">
      <style:paragraph-properties fo:margin-top="0cm" fo:margin-bottom="0.25cm" loext:contextual-spacing="false" fo:text-align="justify" style:justify-single-word="false"/>
      <style:text-properties officeooo:rsid="015af6ce" officeooo:paragraph-rsid="015af6ce"/>
    </style:style>
    <style:style style:name="P27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629450" officeooo:paragraph-rsid="01629450"/>
    </style:style>
    <style:style style:name="P28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629450" officeooo:paragraph-rsid="0169652c"/>
    </style:style>
    <style:style style:name="P29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599438" officeooo:paragraph-rsid="01629450"/>
    </style:style>
    <style:style style:name="P30" style:family="paragraph" style:parent-style-name="Standard" style:list-style-name="L3">
      <style:paragraph-properties fo:margin-top="0cm" fo:margin-bottom="0.25cm" loext:contextual-spacing="false" fo:text-align="justify" style:justify-single-word="false"/>
      <style:text-properties officeooo:rsid="0169652c" officeooo:paragraph-rsid="0169652c"/>
    </style:style>
    <style:style style:name="P31" style:family="paragraph" style:parent-style-name="Standard" style:list-style-name="L4">
      <style:paragraph-properties fo:margin-top="0cm" fo:margin-bottom="0.25cm" loext:contextual-spacing="false" fo:text-align="justify" style:justify-single-word="false"/>
      <style:text-properties officeooo:paragraph-rsid="0166ae73"/>
    </style:style>
    <style:style style:name="P32" style:family="paragraph" style:parent-style-name="Standard" style:list-style-name="L4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63a094" officeooo:paragraph-rsid="0163a094"/>
    </style:style>
    <style:style style:name="P33" style:family="paragraph" style:parent-style-name="Standard" style:list-style-name="L4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paragraph-rsid="0163a094"/>
    </style:style>
    <style:style style:name="T1" style:family="text">
      <style:text-properties officeooo:rsid="010aa152"/>
    </style:style>
    <style:style style:name="T2" style:family="text">
      <style:text-properties officeooo:rsid="014f310e"/>
    </style:style>
    <style:style style:name="T3" style:family="text">
      <style:text-properties officeooo:rsid="015017c3"/>
    </style:style>
    <style:style style:name="T4" style:family="text">
      <style:text-properties officeooo:rsid="01597ed2"/>
    </style:style>
    <style:style style:name="T5" style:family="text">
      <style:text-properties officeooo:rsid="01599438"/>
    </style:style>
    <style:style style:name="T6" style:family="text">
      <style:text-properties officeooo:rsid="015b33a0"/>
    </style:style>
    <style:style style:name="T7" style:family="text">
      <style:text-properties officeooo:rsid="015b6ea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1597ed2" style:font-style-asian="italic" style:font-style-complex="italic"/>
    </style:style>
    <style:style style:name="T10" style:family="text">
      <style:text-properties fo:font-style="italic" officeooo:rsid="017b85bd" style:font-style-asian="italic" style:font-style-complex="italic"/>
    </style:style>
    <style:style style:name="T11" style:family="text">
      <style:text-properties fo:font-style="italic" officeooo:rsid="017033c4" style:font-style-asian="italic" style:font-style-complex="italic"/>
    </style:style>
    <style:style style:name="T12" style:family="text">
      <style:text-properties fo:font-style="italic" officeooo:rsid="0176cfd2" style:font-style-asian="italic" style:font-style-complex="italic"/>
    </style:style>
    <style:style style:name="T13" style:family="text">
      <style:text-properties officeooo:rsid="016141a0"/>
    </style:style>
    <style:style style:name="T14" style:family="text">
      <style:text-properties officeooo:rsid="016569a1"/>
    </style:style>
    <style:style style:name="T15" style:family="text">
      <style:text-properties officeooo:rsid="0166ae73"/>
    </style:style>
    <style:style style:name="T16" style:family="text">
      <style:text-properties officeooo:rsid="016b4d13"/>
    </style:style>
    <style:style style:name="T17" style:family="text">
      <style:text-properties officeooo:rsid="016c8d50"/>
    </style:style>
    <style:style style:name="T18" style:family="text">
      <style:text-properties officeooo:rsid="01731c64"/>
    </style:style>
    <style:style style:name="T19" style:family="text">
      <style:text-properties text:display="none"/>
    </style:style>
    <style:style style:name="T20" style:family="text">
      <style:text-properties officeooo:rsid="0176cfd2"/>
    </style:style>
    <style:style style:name="T21" style:family="text">
      <style:text-properties officeooo:rsid="017b85b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17b85bd" style:font-style-asian="normal" style:font-style-complex="normal"/>
    </style:style>
    <style:style style:name="T24" style:family="text">
      <style:text-properties officeooo:rsid="017033c4"/>
    </style:style>
    <style:style style:name="T25" style:family="text">
      <style:text-properties officeooo:rsid="017d682f"/>
    </style:style>
    <style:style style:name="T26" style:family="text">
      <style:text-properties officeooo:rsid="017f4705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26">2 </text:span>de <text:span text:style-name="T26">IBD</text:span></text:p>
      <text:p text:style-name="P19">Projeto de Banco de Dados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2">O objetivo do trabalho foi a criação de um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11-15T00:15:41.172000000</dc:date>
    <meta:editing-duration>PT22H14M13S</meta:editing-duration>
    <meta:editing-cycles>322</meta:editing-cycles>
    <meta:generator>LibreOffice/5.4.3.2$Windows_X86_64 LibreOffice_project/92a7159f7e4af62137622921e809f8546db437e5</meta:generator>
    <dc:title>Documentação TP2 de IBD</dc:title>
    <dc:creator>Douglas Rodrigues de Almeida</dc:creator>
    <meta:document-statistic meta:table-count="0" meta:image-count="0" meta:object-count="0" meta:page-count="1" meta:paragraph-count="6" meta:word-count="26" meta:character-count="160" meta:non-whitespace-character-count="140"/>
  </office:meta>
</office:document-meta>
</file>